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Helvetica Neue" svg:font-family="'Helvetica Neue', 'Segoe UI', Helvetica, Arial, 'Lucida Grande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background-color="#b4c7d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b4c7dc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4*"/>
    </style:style>
    <style:style style:name="Table2.B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5*"/>
    </style:style>
    <style:style style:name="Table2.A1" style:family="table-cell">
      <style:table-cell-properties fo:background-color="#b4c7d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b4c7dc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none" fo:border-top="none" fo:border-bottom="0.05pt solid #000000"/>
    </style:style>
    <style:style style:name="Table2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none" fo:border-top="none" fo:border-bottom="0.05pt solid #000000"/>
    </style:style>
    <style:style style:name="Table2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B11" style:family="table-cell">
      <style:table-cell-properties fo:padding="0.0382in" fo:border-left="0.05pt solid #000000" fo:border-right="none" fo:border-top="none" fo:border-bottom="0.05pt solid #000000"/>
    </style:style>
    <style:style style:name="Table2.C11" style:family="table-cell">
      <style:table-cell-properties fo:padding="0.0382in" fo:border-left="0.05pt solid #000000" fo:border-right="none" fo:border-top="none" fo:border-bottom="0.05pt solid #000000"/>
    </style:style>
    <style:style style:name="Table2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2" style:family="table-cell">
      <style:table-cell-properties fo:padding="0.0382in" fo:border-left="0.05pt solid #000000" fo:border-right="none" fo:border-top="none" fo:border-bottom="0.05pt solid #000000"/>
    </style:style>
    <style:style style:name="Table2.B12" style:family="table-cell">
      <style:table-cell-properties fo:padding="0.0382in" fo:border-left="0.05pt solid #000000" fo:border-right="none" fo:border-top="none" fo:border-bottom="0.05pt solid #000000"/>
    </style:style>
    <style:style style:name="Table2.C12" style:family="table-cell">
      <style:table-cell-properties fo:padding="0.0382in" fo:border-left="0.05pt solid #000000" fo:border-right="none" fo:border-top="none" fo:border-bottom="0.05pt solid #000000"/>
    </style:style>
    <style:style style:name="Table2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3" style:family="table-cell">
      <style:table-cell-properties fo:padding="0.0382in" fo:border-left="0.05pt solid #000000" fo:border-right="none" fo:border-top="none" fo:border-bottom="0.05pt solid #000000"/>
    </style:style>
    <style:style style:name="Table2.B13" style:family="table-cell">
      <style:table-cell-properties fo:padding="0.0382in" fo:border-left="0.05pt solid #000000" fo:border-right="none" fo:border-top="none" fo:border-bottom="0.05pt solid #000000"/>
    </style:style>
    <style:style style:name="Table2.C13" style:family="table-cell">
      <style:table-cell-properties fo:padding="0.0382in" fo:border-left="0.05pt solid #000000" fo:border-right="none" fo:border-top="none" fo:border-bottom="0.05pt solid #000000"/>
    </style:style>
    <style:style style:name="Table2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4" style:family="table-cell">
      <style:table-cell-properties fo:padding="0.0382in" fo:border-left="0.05pt solid #000000" fo:border-right="none" fo:border-top="none" fo:border-bottom="0.05pt solid #000000"/>
    </style:style>
    <style:style style:name="Table2.B14" style:family="table-cell">
      <style:table-cell-properties fo:padding="0.0382in" fo:border-left="0.05pt solid #000000" fo:border-right="none" fo:border-top="none" fo:border-bottom="0.05pt solid #000000"/>
    </style:style>
    <style:style style:name="Table2.C14" style:family="table-cell">
      <style:table-cell-properties fo:padding="0.0382in" fo:border-left="0.05pt solid #000000" fo:border-right="none" fo:border-top="none" fo:border-bottom="0.05pt solid #000000"/>
    </style:style>
    <style:style style:name="Table2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5" style:family="table-cell">
      <style:table-cell-properties fo:padding="0.0382in" fo:border-left="0.05pt solid #000000" fo:border-right="none" fo:border-top="none" fo:border-bottom="0.05pt solid #000000"/>
    </style:style>
    <style:style style:name="Table2.B15" style:family="table-cell">
      <style:table-cell-properties fo:padding="0.0382in" fo:border-left="0.05pt solid #000000" fo:border-right="none" fo:border-top="none" fo:border-bottom="0.05pt solid #000000"/>
    </style:style>
    <style:style style:name="Table2.C15" style:family="table-cell">
      <style:table-cell-properties fo:padding="0.0382in" fo:border-left="0.05pt solid #000000" fo:border-right="none" fo:border-top="none" fo:border-bottom="0.05pt solid #000000"/>
    </style:style>
    <style:style style:name="Table2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6" style:family="table-cell">
      <style:table-cell-properties fo:padding="0.0382in" fo:border-left="0.05pt solid #000000" fo:border-right="none" fo:border-top="none" fo:border-bottom="0.05pt solid #000000"/>
    </style:style>
    <style:style style:name="Table2.B16" style:family="table-cell">
      <style:table-cell-properties fo:padding="0.0382in" fo:border-left="0.05pt solid #000000" fo:border-right="none" fo:border-top="none" fo:border-bottom="0.05pt solid #000000"/>
    </style:style>
    <style:style style:name="Table2.C16" style:family="table-cell">
      <style:table-cell-properties fo:padding="0.0382in" fo:border-left="0.05pt solid #000000" fo:border-right="none" fo:border-top="none" fo:border-bottom="0.05pt solid #000000"/>
    </style:style>
    <style:style style:name="Table2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7" style:family="table-cell">
      <style:table-cell-properties fo:padding="0.0382in" fo:border-left="0.05pt solid #000000" fo:border-right="none" fo:border-top="none" fo:border-bottom="0.05pt solid #000000"/>
    </style:style>
    <style:style style:name="Table2.B17" style:family="table-cell">
      <style:table-cell-properties fo:padding="0.0382in" fo:border-left="0.05pt solid #000000" fo:border-right="none" fo:border-top="none" fo:border-bottom="0.05pt solid #000000"/>
    </style:style>
    <style:style style:name="Table2.C17" style:family="table-cell">
      <style:table-cell-properties fo:padding="0.0382in" fo:border-left="0.05pt solid #000000" fo:border-right="none" fo:border-top="none" fo:border-bottom="0.05pt solid #000000"/>
    </style:style>
    <style:style style:name="Table2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8" style:family="table-cell">
      <style:table-cell-properties fo:padding="0.0382in" fo:border-left="0.05pt solid #000000" fo:border-right="none" fo:border-top="none" fo:border-bottom="0.05pt solid #000000"/>
    </style:style>
    <style:style style:name="Table2.B18" style:family="table-cell">
      <style:table-cell-properties fo:padding="0.0382in" fo:border-left="0.05pt solid #000000" fo:border-right="none" fo:border-top="none" fo:border-bottom="0.05pt solid #000000"/>
    </style:style>
    <style:style style:name="Table2.C18" style:family="table-cell">
      <style:table-cell-properties fo:padding="0.0382in" fo:border-left="0.05pt solid #000000" fo:border-right="none" fo:border-top="none" fo:border-bottom="0.05pt solid #000000"/>
    </style:style>
    <style:style style:name="Table2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9" style:family="table-cell">
      <style:table-cell-properties fo:padding="0.0382in" fo:border-left="0.05pt solid #000000" fo:border-right="none" fo:border-top="none" fo:border-bottom="0.05pt solid #000000"/>
    </style:style>
    <style:style style:name="Table2.B19" style:family="table-cell">
      <style:table-cell-properties fo:padding="0.0382in" fo:border-left="0.05pt solid #000000" fo:border-right="none" fo:border-top="none" fo:border-bottom="0.05pt solid #000000"/>
    </style:style>
    <style:style style:name="Table2.C19" style:family="table-cell">
      <style:table-cell-properties fo:padding="0.0382in" fo:border-left="0.05pt solid #000000" fo:border-right="none" fo:border-top="none" fo:border-bottom="0.05pt solid #000000"/>
    </style:style>
    <style:style style:name="Table2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0" style:family="table-cell">
      <style:table-cell-properties fo:padding="0.0382in" fo:border-left="0.05pt solid #000000" fo:border-right="none" fo:border-top="none" fo:border-bottom="0.05pt solid #000000"/>
    </style:style>
    <style:style style:name="Table2.B20" style:family="table-cell">
      <style:table-cell-properties fo:padding="0.0382in" fo:border-left="0.05pt solid #000000" fo:border-right="none" fo:border-top="none" fo:border-bottom="0.05pt solid #000000"/>
    </style:style>
    <style:style style:name="Table2.C20" style:family="table-cell">
      <style:table-cell-properties fo:padding="0.0382in" fo:border-left="0.05pt solid #000000" fo:border-right="none" fo:border-top="none" fo:border-bottom="0.05pt solid #000000"/>
    </style:style>
    <style:style style:name="Table2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1" style:family="table-cell">
      <style:table-cell-properties fo:padding="0.0382in" fo:border-left="0.05pt solid #000000" fo:border-right="none" fo:border-top="none" fo:border-bottom="0.05pt solid #000000"/>
    </style:style>
    <style:style style:name="Table2.B21" style:family="table-cell">
      <style:table-cell-properties fo:padding="0.0382in" fo:border-left="0.05pt solid #000000" fo:border-right="none" fo:border-top="none" fo:border-bottom="0.05pt solid #000000"/>
    </style:style>
    <style:style style:name="Table2.C21" style:family="table-cell">
      <style:table-cell-properties fo:padding="0.0382in" fo:border-left="0.05pt solid #000000" fo:border-right="none" fo:border-top="none" fo:border-bottom="0.05pt solid #000000"/>
    </style:style>
    <style:style style:name="Table2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2" style:family="table-cell">
      <style:table-cell-properties fo:padding="0.0382in" fo:border-left="0.05pt solid #000000" fo:border-right="none" fo:border-top="none" fo:border-bottom="0.05pt solid #000000"/>
    </style:style>
    <style:style style:name="Table2.B22" style:family="table-cell">
      <style:table-cell-properties fo:padding="0.0382in" fo:border-left="0.05pt solid #000000" fo:border-right="none" fo:border-top="none" fo:border-bottom="0.05pt solid #000000"/>
    </style:style>
    <style:style style:name="Table2.C22" style:family="table-cell">
      <style:table-cell-properties fo:padding="0.0382in" fo:border-left="0.05pt solid #000000" fo:border-right="none" fo:border-top="none" fo:border-bottom="0.05pt solid #000000"/>
    </style:style>
    <style:style style:name="Table2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3" style:family="table-cell">
      <style:table-cell-properties fo:padding="0.0382in" fo:border-left="0.05pt solid #000000" fo:border-right="none" fo:border-top="none" fo:border-bottom="0.05pt solid #000000"/>
    </style:style>
    <style:style style:name="Table2.B23" style:family="table-cell">
      <style:table-cell-properties fo:padding="0.0382in" fo:border-left="0.05pt solid #000000" fo:border-right="none" fo:border-top="none" fo:border-bottom="0.05pt solid #000000"/>
    </style:style>
    <style:style style:name="Table2.C23" style:family="table-cell">
      <style:table-cell-properties fo:padding="0.0382in" fo:border-left="0.05pt solid #000000" fo:border-right="none" fo:border-top="none" fo:border-bottom="0.05pt solid #000000"/>
    </style:style>
    <style:style style:name="Table2.D2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66972" officeooo:paragraph-rsid="00066972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66972" officeooo:paragraph-rsid="000b31a9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c0db0" officeooo:paragraph-rsid="000c0db0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213ec8" officeooo:paragraph-rsid="00213ec8" style:font-weight-asian="bold" style:font-weight-complex="bold"/>
    </style:style>
    <style:style style:name="P5" style:family="paragraph" style:parent-style-name="Standard">
      <style:text-properties officeooo:paragraph-rsid="000c0db0"/>
    </style:style>
    <style:style style:name="P6" style:family="paragraph" style:parent-style-name="Standard">
      <style:text-properties officeooo:rsid="000c0db0" officeooo:paragraph-rsid="000c0db0"/>
    </style:style>
    <style:style style:name="P7" style:family="paragraph" style:parent-style-name="Standard">
      <style:text-properties officeooo:rsid="000c54ad" officeooo:paragraph-rsid="000c54ad"/>
    </style:style>
    <style:style style:name="P8" style:family="paragraph" style:parent-style-name="Standard">
      <style:text-properties officeooo:rsid="000c54ad" officeooo:paragraph-rsid="000e7406"/>
    </style:style>
    <style:style style:name="P9" style:family="paragraph" style:parent-style-name="Standard">
      <style:text-properties officeooo:rsid="000c54ad" officeooo:paragraph-rsid="003a74e1"/>
    </style:style>
    <style:style style:name="P10" style:family="paragraph" style:parent-style-name="Standard">
      <style:text-properties officeooo:rsid="000ce25a" officeooo:paragraph-rsid="000ce25a"/>
    </style:style>
    <style:style style:name="P11" style:family="paragraph" style:parent-style-name="Standard">
      <style:text-properties officeooo:rsid="000def29" officeooo:paragraph-rsid="000def29"/>
    </style:style>
    <style:style style:name="P12" style:family="paragraph" style:parent-style-name="Standard">
      <style:text-properties officeooo:rsid="000def29" officeooo:paragraph-rsid="000e7406"/>
    </style:style>
    <style:style style:name="P13" style:family="paragraph" style:parent-style-name="Standard">
      <style:text-properties officeooo:rsid="000e7406" officeooo:paragraph-rsid="000e7406"/>
    </style:style>
    <style:style style:name="P14" style:family="paragraph" style:parent-style-name="Standard">
      <style:text-properties officeooo:rsid="00162c28" officeooo:paragraph-rsid="00162c28"/>
    </style:style>
    <style:style style:name="P15" style:family="paragraph" style:parent-style-name="Standard">
      <style:text-properties officeooo:rsid="00191ae0" officeooo:paragraph-rsid="00191ae0"/>
    </style:style>
    <style:style style:name="P16" style:family="paragraph" style:parent-style-name="Standard">
      <style:text-properties officeooo:rsid="0019635e" officeooo:paragraph-rsid="0019635e"/>
    </style:style>
    <style:style style:name="P17" style:family="paragraph" style:parent-style-name="Standard">
      <style:text-properties officeooo:paragraph-rsid="000b31a9"/>
    </style:style>
    <style:style style:name="P18" style:family="paragraph" style:parent-style-name="Standard">
      <style:text-properties officeooo:rsid="001a8e4f" officeooo:paragraph-rsid="001a8e4f"/>
    </style:style>
    <style:style style:name="P19" style:family="paragraph" style:parent-style-name="Standard">
      <style:text-properties officeooo:rsid="001bf43d" officeooo:paragraph-rsid="001bf43d"/>
    </style:style>
    <style:style style:name="P20" style:family="paragraph" style:parent-style-name="Standard">
      <style:text-properties officeooo:rsid="001bf43d" officeooo:paragraph-rsid="0036fe75"/>
    </style:style>
    <style:style style:name="P21" style:family="paragraph" style:parent-style-name="Standard">
      <style:text-properties officeooo:rsid="001c6780" officeooo:paragraph-rsid="001c6780"/>
    </style:style>
    <style:style style:name="P22" style:family="paragraph" style:parent-style-name="Standard">
      <style:text-properties officeooo:rsid="001c6780" officeooo:paragraph-rsid="0036fe75"/>
    </style:style>
    <style:style style:name="P23" style:family="paragraph" style:parent-style-name="Standard">
      <style:text-properties officeooo:rsid="001e524f" officeooo:paragraph-rsid="001e524f"/>
    </style:style>
    <style:style style:name="P24" style:family="paragraph" style:parent-style-name="Standard">
      <style:text-properties officeooo:rsid="002227a6" officeooo:paragraph-rsid="002227a6"/>
    </style:style>
    <style:style style:name="P25" style:family="paragraph" style:parent-style-name="Standard">
      <style:text-properties style:text-underline-style="solid" style:text-underline-type="double" style:text-underline-width="auto" style:text-underline-color="font-color" officeooo:rsid="00290d6a" officeooo:paragraph-rsid="00290d6a"/>
    </style:style>
    <style:style style:name="P26" style:family="paragraph" style:parent-style-name="Standard">
      <style:text-properties officeooo:rsid="002a1a3e" officeooo:paragraph-rsid="002a1a3e"/>
    </style:style>
    <style:style style:name="P27" style:family="paragraph" style:parent-style-name="Standard">
      <style:text-properties officeooo:rsid="002bba81" officeooo:paragraph-rsid="002bba81"/>
    </style:style>
    <style:style style:name="P28" style:family="paragraph" style:parent-style-name="Standard">
      <style:text-properties officeooo:paragraph-rsid="002227a6"/>
    </style:style>
    <style:style style:name="P29" style:family="paragraph" style:parent-style-name="Standard">
      <style:text-properties officeooo:paragraph-rsid="0025417e"/>
    </style:style>
    <style:style style:name="P30" style:family="paragraph" style:parent-style-name="Standard">
      <style:text-properties officeooo:paragraph-rsid="002f1485"/>
    </style:style>
    <style:style style:name="P31" style:family="paragraph" style:parent-style-name="Standard">
      <style:text-properties officeooo:paragraph-rsid="00316d7e"/>
    </style:style>
    <style:style style:name="P32" style:family="paragraph" style:parent-style-name="Standard">
      <style:text-properties officeooo:paragraph-rsid="00324da3"/>
    </style:style>
    <style:style style:name="P33" style:family="paragraph" style:parent-style-name="Standard">
      <style:text-properties officeooo:paragraph-rsid="00342b6b"/>
    </style:style>
    <style:style style:name="P34" style:family="paragraph" style:parent-style-name="Standard">
      <style:text-properties officeooo:paragraph-rsid="0036bd64"/>
    </style:style>
    <style:style style:name="P35" style:family="paragraph" style:parent-style-name="Standard">
      <style:text-properties officeooo:rsid="0036fe75" officeooo:paragraph-rsid="0036fe75"/>
    </style:style>
    <style:style style:name="P36" style:family="paragraph" style:parent-style-name="Standard">
      <style:text-properties officeooo:rsid="003db87c" officeooo:paragraph-rsid="003db87c"/>
    </style:style>
    <style:style style:name="P37" style:family="paragraph" style:parent-style-name="Standard">
      <style:text-properties officeooo:rsid="003f3868" officeooo:paragraph-rsid="003f3868"/>
    </style:style>
    <style:style style:name="P38" style:family="paragraph" style:parent-style-name="Standard">
      <style:paragraph-properties fo:margin-left="0in" fo:margin-right="0in" fo:orphans="2" fo:widows="2" fo:text-indent="0in" style:auto-text-indent="false"/>
    </style:style>
    <style:style style:name="P3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use-window-font-color="true" style:font-name="Liberation Serif" fo:font-size="12pt" fo:letter-spacing="normal" fo:font-style="normal" style:text-underline-style="none" fo:font-weight="normal" style:font-size-asian="12pt" style:font-size-complex="12pt"/>
    </style:style>
    <style:style style:name="P4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use-window-font-color="true" style:font-name="Helvetica Neue" fo:font-size="12pt" fo:letter-spacing="normal" fo:font-style="normal" style:text-underline-style="none" fo:font-weight="normal" style:font-size-asian="12pt" style:font-size-complex="12pt"/>
    </style:style>
    <style:style style:name="P41" style:family="paragraph" style:parent-style-name="Standard">
      <style:text-properties officeooo:rsid="0036fe75" officeooo:paragraph-rsid="0036fe75"/>
    </style:style>
    <style:style style:name="P42" style:family="paragraph" style:parent-style-name="Standard">
      <style:text-properties officeooo:rsid="001bf43d" officeooo:paragraph-rsid="004111cc"/>
    </style:style>
    <style:style style:name="P43" style:family="paragraph" style:parent-style-name="Standard">
      <style:text-properties officeooo:rsid="001c6780" officeooo:paragraph-rsid="004111cc"/>
    </style:style>
    <style:style style:name="P44" style:family="paragraph" style:parent-style-name="Standard">
      <style:text-properties officeooo:rsid="001c6780" officeooo:paragraph-rsid="0041a3f2"/>
    </style:style>
    <style:style style:name="P45" style:family="paragraph" style:parent-style-name="Standard">
      <style:text-properties officeooo:paragraph-rsid="004111cc"/>
    </style:style>
    <style:style style:name="P46" style:family="paragraph" style:parent-style-name="Standard">
      <style:text-properties officeooo:paragraph-rsid="0038fbaa"/>
    </style:style>
    <style:style style:name="P47" style:family="paragraph" style:parent-style-name="Standard">
      <style:text-properties officeooo:paragraph-rsid="0041a3f2"/>
    </style:style>
    <style:style style:name="P48" style:family="paragraph" style:parent-style-name="Standard">
      <style:text-properties officeooo:paragraph-rsid="0036fe75"/>
    </style:style>
    <style:style style:name="P49" style:family="paragraph" style:parent-style-name="Standard">
      <style:text-properties officeooo:paragraph-rsid="004498be"/>
    </style:style>
    <style:style style:name="T1" style:family="text">
      <style:text-properties officeooo:rsid="000c0db0"/>
    </style:style>
    <style:style style:name="T2" style:family="text">
      <style:text-properties officeooo:rsid="000ce25a"/>
    </style:style>
    <style:style style:name="T3" style:family="text">
      <style:text-properties officeooo:rsid="000e7406"/>
    </style:style>
    <style:style style:name="T4" style:family="text">
      <style:text-properties officeooo:rsid="00115af4"/>
    </style:style>
    <style:style style:name="T5" style:family="text">
      <style:text-properties officeooo:rsid="0011e1fb"/>
    </style:style>
    <style:style style:name="T6" style:family="text">
      <style:text-properties fo:font-variant="normal" fo:text-transform="none" style:use-window-font-color="true" style:font-name="Liberation Serif" fo:font-size="12pt" fo:letter-spacing="normal" fo:font-style="normal" style:text-underline-style="none" fo:font-weight="normal" style:font-size-asian="12pt" style:font-size-complex="12pt"/>
    </style:style>
    <style:style style:name="T7" style:family="text">
      <style:text-properties officeooo:rsid="002c0285"/>
    </style:style>
    <style:style style:name="T8" style:family="text">
      <style:text-properties officeooo:rsid="002227a6"/>
    </style:style>
    <style:style style:name="T9" style:family="text">
      <style:text-properties officeooo:rsid="002c2f22"/>
    </style:style>
    <style:style style:name="T10" style:family="text">
      <style:text-properties officeooo:rsid="0025417e"/>
    </style:style>
    <style:style style:name="T11" style:family="text">
      <style:text-properties officeooo:rsid="002f1485"/>
    </style:style>
    <style:style style:name="T12" style:family="text">
      <style:text-properties officeooo:rsid="002fd55b"/>
    </style:style>
    <style:style style:name="T13" style:family="text">
      <style:text-properties officeooo:rsid="00316d7e"/>
    </style:style>
    <style:style style:name="T14" style:family="text">
      <style:text-properties officeooo:rsid="0032438f"/>
    </style:style>
    <style:style style:name="T15" style:family="text">
      <style:text-properties officeooo:rsid="00324da3"/>
    </style:style>
    <style:style style:name="T16" style:family="text">
      <style:text-properties officeooo:rsid="00342b6b"/>
    </style:style>
    <style:style style:name="T17" style:family="text">
      <style:text-properties officeooo:rsid="0036bd64"/>
    </style:style>
    <style:style style:name="T18" style:family="text">
      <style:text-properties officeooo:rsid="0038fbaa"/>
    </style:style>
    <style:style style:name="T19" style:family="text">
      <style:text-properties officeooo:rsid="003e1bc1"/>
    </style:style>
    <style:style style:name="T20" style:family="text">
      <style:text-properties officeooo:rsid="004111cc"/>
    </style:style>
    <style:style style:name="T21" style:family="text">
      <style:text-properties fo:color="#d4d4d4" style:font-name="Droid Sans Mono" fo:font-size="10.5pt" fo:font-weight="normal" fo:background-color="#1f1f1f" loext:char-shading-value="0"/>
    </style:style>
    <style:style style:name="T22" style:family="text">
      <style:text-properties fo:color="#d4d4d4" style:font-name="Droid Sans Mono" fo:font-size="10.5pt" fo:font-weight="normal" fo:background-color="transparent" loext:char-shading-value="0"/>
    </style:style>
    <style:style style:name="T23" style:family="text">
      <style:text-properties fo:color="#d4d4d4" style:font-name="Droid Sans Mono" fo:font-size="10.5pt" fo:font-weight="normal" fo:background-color="transparent" loext:char-shading-value="0"/>
    </style:style>
    <style:style style:name="T24" style:family="text">
      <style:text-properties fo:color="#cccccc" style:font-name="Droid Sans Mono" fo:font-size="10.5pt" fo:font-weight="normal" fo:background-color="#1f1f1f" loext:char-shading-value="0"/>
    </style:style>
    <style:style style:name="T25" style:family="text">
      <style:text-properties fo:color="#cccccc" style:font-name="Droid Sans Mono" fo:font-size="10.5pt" fo:font-weight="normal" fo:background-color="transparent" loext:char-shading-value="0"/>
    </style:style>
    <style:style style:name="T26" style:family="text">
      <style:text-properties fo:color="#cccccc" style:font-name="Droid Sans Mono" fo:font-size="10.5pt" fo:font-weight="normal" fo:background-color="transparent" loext:char-shading-value="0"/>
    </style:style>
    <style:style style:name="T27" style:family="text">
      <style:text-properties fo:color="#b5cea8" style:font-name="Droid Sans Mono" fo:font-size="10.5pt" fo:font-weight="normal" fo:background-color="#1f1f1f" loext:char-shading-value="0"/>
    </style:style>
    <style:style style:name="T28" style:family="text">
      <style:text-properties fo:color="#b5cea8" style:font-name="Droid Sans Mono" fo:font-size="10.5pt" fo:font-weight="normal" fo:background-color="transparent" loext:char-shading-value="0"/>
    </style:style>
    <style:style style:name="T29" style:family="text">
      <style:text-properties fo:color="#b5cea8" style:font-name="Droid Sans Mono" fo:font-size="10.5pt" fo:font-weight="normal" fo:background-color="transparent" loext:char-shading-value="0"/>
    </style:style>
    <style:style style:name="T30" style:family="text">
      <style:text-properties style:use-window-font-color="true" style:font-name="Droid Sans Mono" fo:font-size="10.5pt" fo:font-weight="normal" fo:background-color="transparent" loext:char-shading-value="0"/>
    </style:style>
    <style:style style:name="T31" style:family="text">
      <style:text-properties officeooo:rsid="0036fe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825337942944">
          <table:table-cell table:style-name="Table1.A1" office:value-type="string">
            <text:p text:style-name="P1">Title</text:p>
          </table:table-cell>
          <table:table-cell table:style-name="Table1.B1" office:value-type="string">
            <text:p text:style-name="P1">Email</text:p>
          </table:table-cell>
        </table:table-row>
        <table:table-row table:style-name="TableLine94825338035472">
          <table:table-cell table:style-name="Table1.A12" office:value-type="string">
            <text:p text:style-name="Standard">Mom</text:p>
          </table:table-cell>
          <table:table-cell table:style-name="Table1.B12" office:value-type="string">
            <text:p text:style-name="Standard">rachaelbeard85@yahoo.com</text:p>
          </table:table-cell>
        </table:table-row>
        <table:table-row table:style-name="TableLine94825338036864">
          <table:table-cell table:style-name="Table1.A12" office:value-type="string">
            <text:p text:style-name="Standard">Dad</text:p>
          </table:table-cell>
          <table:table-cell table:style-name="Table1.B12" office:value-type="string">
            <text:p text:style-name="Standard">bearddan2000@yahoo.com</text:p>
          </table:table-cell>
        </table:table-row>
        <table:table-row table:style-name="TableLine94825338037504">
          <table:table-cell table:style-name="Table1.A12" office:value-type="string">
            <text:p text:style-name="Standard">Teacher</text:p>
          </table:table-cell>
          <table:table-cell table:style-name="Table1.B12" office:value-type="string">
            <text:p text:style-name="Standard">desper@otsegoknights.org</text:p>
          </table:table-cell>
        </table:table-row>
        <table:table-row table:style-name="TableLine94825338038304">
          <table:table-cell table:style-name="Table1.A12" office:value-type="string">
            <text:p text:style-name="Standard">Behavior Specialist</text:p>
          </table:table-cell>
          <table:table-cell table:style-name="Table1.B12" office:value-type="string">
            <text:p text:style-name="Standard">kburris@otsegoknights.org</text:p>
          </table:table-cell>
        </table:table-row>
        <table:table-row table:style-name="TableLine94825338039104">
          <table:table-cell table:style-name="Table1.A12" office:value-type="string">
            <text:p text:style-name="Standard">Vice Principal</text:p>
          </table:table-cell>
          <table:table-cell table:style-name="Table1.B12" office:value-type="string">
            <text:p text:style-name="Standard">bbuchman@otsegoknights.org</text:p>
          </table:table-cell>
        </table:table-row>
        <table:table-row table:style-name="TableLine94825338039856">
          <table:table-cell table:style-name="Table1.A7" office:value-type="string">
            <text:p text:style-name="Standard">Resource Coordinator</text:p>
          </table:table-cell>
          <table:table-cell table:style-name="Table1.B7" office:value-type="string">
            <text:p text:style-name="Standard">cmetzger-leady@mercy.com</text:p>
          </table:table-cell>
        </table:table-row>
        <table:table-row table:style-name="TableLine94825338041488">
          <table:table-cell table:style-name="Table1.A12" office:value-type="string">
            <text:p text:style-name="Standard">Special Ed. Director</text:p>
          </table:table-cell>
          <table:table-cell table:style-name="Table1.B12" office:value-type="string">
            <text:p text:style-name="Standard">ldunham@otsegoknights.org </text:p>
          </table:table-cell>
        </table:table-row>
        <table:table-row table:style-name="TableLine94825338042288">
          <table:table-cell table:style-name="Table1.A9" office:value-type="string">
            <text:p text:style-name="Standard">Student Services Coordinator</text:p>
          </table:table-cell>
          <table:table-cell table:style-name="Table1.B9" office:value-type="string">
            <text:p text:style-name="Standard">jweatherwax@otsegoknights.org</text:p>
          </table:table-cell>
        </table:table-row>
        <table:table-row table:style-name="TableLine94825338043968">
          <table:table-cell table:style-name="Table1.A12" office:value-type="string">
            <text:p text:style-name="P15">MRDD Service Coordinator</text:p>
          </table:table-cell>
          <table:table-cell table:style-name="Table1.B12" office:value-type="string">
            <text:p text:style-name="P38"><text:a xlink:type="simple" xlink:href="mailto:jirvin@woodcountydd.org" text:style-name="Internet_20_link" text:visited-style-name="Visited_20_Internet_20_Link"><text:span text:style-name="T6">jirvin@woodcountydd.org</text:span></text:a></text:p>
          </table:table-cell>
        </table:table-row>
        <table:table-row table:style-name="TableLine94825338044768">
          <table:table-cell table:style-name="Table1.A11" office:value-type="string">
            <text:p text:style-name="P16">School Nurse</text:p>
          </table:table-cell>
          <table:table-cell table:style-name="Table1.B11" office:value-type="string">
            <text:p text:style-name="P39">kyeuler@otsegoknights.org</text:p>
          </table:table-cell>
        </table:table-row>
        <table:table-row table:style-name="TableLine94825338046528">
          <table:table-cell table:style-name="Table1.A12" office:value-type="string">
            <text:p text:style-name="P23">Bus aide</text:p>
          </table:table-cell>
          <table:table-cell table:style-name="Table1.B12" office:value-type="string">
            <text:p text:style-name="P40">cdonald@otsegoknights.org</text:p>
          </table:table-cell>
        </table:table-row>
      </table:table>
      <text:p text:style-name="P25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 table:style-name="TableLine94825338047600">
          <table:table-cell table:style-name="Table2.A1" office:value-type="string">
            <text:p text:style-name="P2">Title</text:p>
          </table:table-cell>
          <table:table-cell table:style-name="Table2.A1" office:value-type="string">
            <text:p text:style-name="P3">Type</text:p>
          </table:table-cell>
          <table:table-cell table:style-name="Table2.A1" office:value-type="string">
            <text:p text:style-name="P4">Volume</text:p>
          </table:table-cell>
          <table:table-cell table:style-name="Table2.D1" office:value-type="string">
            <text:p text:style-name="P3">Description</text:p>
          </table:table-cell>
        </table:table-row>
        <table:table-row table:style-name="TableLine94825338168128">
          <table:table-cell table:style-name="Table2.A2" office:value-type="string">
            <text:p text:style-name="P5"><text:a xlink:type="simple" xlink:href="https://drive.google.com/file/d/1GV8eDi19kFbZkQifSm-dPG8T02WefiFN/view?usp=drive_link" text:style-name="Internet_20_link" text:visited-style-name="Visited_20_Internet_20_Link">Ms. Esper's report</text:a></text:p>
          </table:table-cell>
          <table:table-cell table:style-name="Table2.B2" office:value-type="string">
            <text:p text:style-name="P6">Information</text:p>
          </table:table-cell>
          <table:table-cell table:style-name="Table2.C2" office:value-type="string">
            <text:p text:style-name="P6"/>
          </table:table-cell>
          <table:table-cell table:style-name="Table2.D2" office:value-type="string">
            <text:p text:style-name="P6">Today’s summary and this week’s notes</text:p>
          </table:table-cell>
        </table:table-row>
        <table:table-row table:style-name="TableLine94825338170400">
          <table:table-cell table:style-name="Table2.A3" office:value-type="string">
            <text:p text:style-name="P5"><text:a xlink:type="simple" xlink:href="https://drive.google.com/file/d/1oIwJBew7q_t9QtBHEWSYb9S47ARGMTa-/view?usp=sharing" text:style-name="Internet_20_link" text:visited-style-name="Visited_20_Internet_20_Link"><text:span text:style-name="T1">Basic graphs</text:span></text:a></text:p>
          </table:table-cell>
          <table:table-cell table:style-name="Table2.B3" office:value-type="string">
            <text:p text:style-name="P7">Graph</text:p>
          </table:table-cell>
          <table:table-cell table:style-name="Table2.C3" office:value-type="string">
            <text:p text:style-name="P33"><text:a xlink:type="simple" xlink:href="https://drive.google.com/file/d/1IFrxMvlnlJwQRyeir860f63LVRUIYNZf/view?usp=drive_link" text:style-name="Internet_20_link" text:visited-style-name="Visited_20_Internet_20_Link"><text:span text:style-name="T16">2</text:span></text:a>, <text:a xlink:type="simple" xlink:href="https://drive.google.com/file/d/1o1ac1YOf0jWjI9Ca6BB86D5W-iwfuMTb/view?usp=drive_link" text:style-name="Internet_20_link" text:visited-style-name="Visited_20_Internet_20_Link"><text:span text:style-name="T16">3</text:span></text:a>, <text:a xlink:type="simple" xlink:href="https://drive.google.com/file/d/14d9qPkyVn1kp43jEy4Z6Ys1OCEbk7pmh/view?usp=drive_link" text:style-name="Internet_20_link" text:visited-style-name="Visited_20_Internet_20_Link"><text:span text:style-name="T16">4</text:span></text:a>, <text:a xlink:type="simple" xlink:href="https://drive.google.com/file/d/1deH8fs7oem-l5hnXIWocRTF-o-Yn_0l9/view?usp=drive_link" text:style-name="Internet_20_link" text:visited-style-name="Visited_20_Internet_20_Link"><text:span text:style-name="T16">5</text:span></text:a>, <text:a xlink:type="simple" xlink:href="https://drive.google.com/file/d/1FwNt75EmieTFAoqXwxSgr61YTyK8nSlr/view?usp=drive_link" text:style-name="Internet_20_link" text:visited-style-name="Visited_20_Internet_20_Link"><text:span text:style-name="T16">6</text:span></text:a>, <text:a xlink:type="simple" xlink:href="https://drive.google.com/file/d/1hrPo9ymk46loRrMalsjrfLX5y3C1NDAx/view?usp=drive_link" text:style-name="Internet_20_link" text:visited-style-name="Visited_20_Internet_20_Link"><text:span text:style-name="T16">7</text:span></text:a>, <text:a xlink:type="simple" xlink:href="https://drive.google.com/file/d/19KVSCfmb0S88QK1q2Uf4dGsyKTE_8Vo2/view?usp=drive_link" text:style-name="Internet_20_link" text:visited-style-name="Visited_20_Internet_20_Link"><text:span text:style-name="T16">8</text:span></text:a></text:p>
          </table:table-cell>
          <table:table-cell table:style-name="Table2.D3" office:value-type="string">
            <text:p text:style-name="P7">Bar, line, and scatter</text:p>
          </table:table-cell>
        </table:table-row>
        <table:table-row table:style-name="TableLine94825338172784">
          <table:table-cell table:style-name="Table2.A17" office:value-type="string">
            <text:p text:style-name="P10"><text:a xlink:type="simple" xlink:href="https://drive.google.com/file/d/11L73rLN6YgOSjmIUrEoeIa7YwhsOAZaG/view?usp=drive_link" text:style-name="Internet_20_link" text:visited-style-name="Visited_20_Internet_20_Link">Advanced graphs</text:a></text:p>
          </table:table-cell>
          <table:table-cell table:style-name="Table2.B17" office:value-type="string">
            <text:p text:style-name="P11">Graph</text:p>
          </table:table-cell>
          <table:table-cell table:style-name="Table2.C4" office:value-type="string">
            <text:p text:style-name="P34"><text:a xlink:type="simple" xlink:href="https://drive.google.com/file/d/1w0B4jvJzJ5evFwzTYIWVpKS-ci3OPh4g/view?usp=drive_link" text:style-name="Internet_20_link" text:visited-style-name="Visited_20_Internet_20_Link"><text:span text:style-name="T17">2</text:span></text:a></text:p>
          </table:table-cell>
          <table:table-cell table:style-name="Table2.D4" office:value-type="string">
            <text:p text:style-name="P10">Box, spectrogram, and violin</text:p>
          </table:table-cell>
        </table:table-row>
        <table:table-row table:style-name="TableLine94825338175424">
          <table:table-cell table:style-name="Table2.A17" office:value-type="string">
            <text:p text:style-name="P10"><text:a xlink:type="simple" xlink:href="https://drive.google.com/file/d/17OVyOW3mdYNQbNipeKEm2xq13bZKAJ2j/view?usp=drive_link" text:style-name="Internet_20_link" text:visited-style-name="Visited_20_Internet_20_Link">Artificial Intelligence</text:a></text:p>
          </table:table-cell>
          <table:table-cell table:style-name="Table2.B17" office:value-type="string">
            <text:p text:style-name="P11">Graph</text:p>
          </table:table-cell>
          <table:table-cell table:style-name="Table2.C5" office:value-type="string">
            <text:p text:style-name="P11"/>
          </table:table-cell>
          <table:table-cell table:style-name="Table2.D5" office:value-type="string">
            <text:p text:style-name="P11">Trends and forecasts</text:p>
          </table:table-cell>
        </table:table-row>
        <table:table-row table:style-name="TableLine94825338177696">
          <table:table-cell table:style-name="Table2.A17" office:value-type="string">
            <text:p text:style-name="P11"><text:a xlink:type="simple" xlink:href="https://drive.google.com/file/d/1MqfsSrynN6M8K8FT9cr7FLUOD50QvWKu/view?usp=drive_link" text:style-name="Internet_20_link" text:visited-style-name="Visited_20_Internet_20_Link">Compare</text:a></text:p>
          </table:table-cell>
          <table:table-cell table:style-name="Table2.B17" office:value-type="string">
            <text:p text:style-name="P11">Graph</text:p>
          </table:table-cell>
          <table:table-cell table:style-name="Table2.C6" office:value-type="string">
            <text:p text:style-name="P31"><text:a xlink:type="simple" xlink:href="https://drive.google.com/file/d/1Kc1fsIbFInMs6Pwa29EKoFpNnHE3rNHZ/view?usp=drive_link" text:style-name="Internet_20_link" text:visited-style-name="Visited_20_Internet_20_Link"><text:span text:style-name="T13">2</text:span></text:a><text:span text:style-name="T13">, </text:span><text:a xlink:type="simple" xlink:href="https://drive.google.com/file/d/1IQSBZgiX4WGJwjM8kHMb82QjSuiF7gMB/view?usp=drive_link" text:style-name="Internet_20_link" text:visited-style-name="Visited_20_Internet_20_Link"><text:span text:style-name="T14">3</text:span></text:a>, <text:a xlink:type="simple" xlink:href="https://drive.google.com/file/d/1X_bmDHwIl2-GDGjesOOvlgVl3t31NgJD/view?usp=drive_link" text:style-name="Internet_20_link" text:visited-style-name="Visited_20_Internet_20_Link"><text:span text:style-name="T14">4</text:span></text:a>, <text:a xlink:type="simple" xlink:href="https://drive.google.com/file/d/1CFCDdnYUMqE3tXD0T09nGbaz_QN_1kJd/view?usp=drive_link" text:style-name="Internet_20_link" text:visited-style-name="Visited_20_Internet_20_Link"><text:span text:style-name="T14">5</text:span></text:a></text:p>
          </table:table-cell>
          <table:table-cell table:style-name="Table2.D6" office:value-type="string">
            <text:p text:style-name="P11">Current verses previous</text:p>
          </table:table-cell>
        </table:table-row>
        <table:table-row table:style-name="TableLine94825338179648">
          <table:table-cell table:style-name="Table2.A17" office:value-type="string">
            <text:p text:style-name="P19"><text:a xlink:type="simple" xlink:href="https://drive.google.com/file/d/1P02dGZTi7bo4UEwNeSs5NQ7AdNcnGOIi/view?usp=sharing" text:style-name="Internet_20_link" text:visited-style-name="Visited_20_Internet_20_Link">Compare attributes basic</text:a></text:p>
          </table:table-cell>
          <table:table-cell table:style-name="Table2.B17" office:value-type="string">
            <text:p text:style-name="P19">Graph</text:p>
          </table:table-cell>
          <table:table-cell table:style-name="Table2.C7" office:value-type="string">
            <text:p text:style-name="P24"><text:a xlink:type="simple" xlink:href="https://drive.google.com/file/d/1g9tOcYW6If2qcneu2fIyCU_PauKJV0bp/view?usp=drive_link" text:style-name="Internet_20_link" text:visited-style-name="Visited_20_Internet_20_Link">2</text:a>, <text:a xlink:type="simple" xlink:href="https://drive.google.com/file/d/172CfUIcNnIHlvZSXzT_mojQZOQTUwTG8/view?usp=sharing" text:style-name="Internet_20_link" text:visited-style-name="Visited_20_Internet_20_Link"><text:span text:style-name="T9">3</text:span></text:a><text:span text:style-name="T7">, </text:span><text:a xlink:type="simple" xlink:href="https://drive.google.com/file/d/1FnhkVUNcbmeDLZn0NM14uMEI1oyvPsIq/view?usp=drive_link" text:style-name="Internet_20_link" text:visited-style-name="Visited_20_Internet_20_Link"><text:span text:style-name="T11">4</text:span></text:a><text:span text:style-name="T9">, </text:span><text:a xlink:type="simple" xlink:href="https://drive.google.com/file/d/11yhvjtbxJuTjWncm49EtPxjF8ch9Hidw/view?usp=drive_link" text:style-name="Internet_20_link" text:visited-style-name="Visited_20_Internet_20_Link"><text:span text:style-name="T11">5</text:span></text:a><text:span text:style-name="T9">, </text:span><text:a xlink:type="simple" xlink:href="https://drive.google.com/file/d/13lFGc74O0CKZoXi60hACWUxZ0YS6-X4h/view?usp=drive_link" text:style-name="Internet_20_link" text:visited-style-name="Visited_20_Internet_20_Link"><text:span text:style-name="T11">6</text:span></text:a><text:span text:style-name="T9">, </text:span><text:a xlink:type="simple" xlink:href="https://drive.google.com/file/d/1CHoC89N7W91rlNaQzb81viL4_6tvRIRv/view?usp=drive_link" text:style-name="Internet_20_link" text:visited-style-name="Visited_20_Internet_20_Link"><text:span text:style-name="T11">7</text:span></text:a></text:p>
          </table:table-cell>
          <table:table-cell table:style-name="Table2.D7" office:value-type="string">
            <text:p text:style-name="P21">Bars, Lines, and scatter</text:p>
          </table:table-cell>
        </table:table-row>
        <table:table-row table:style-name="TableLine94825338181648">
          <table:table-cell table:style-name="Table2.A8" office:value-type="string">
            <text:p text:style-name="P19"><text:a xlink:type="simple" xlink:href="https://drive.google.com/file/d/1FEtR8OoaFqOArS6F3eRMOjIXV8QrUSeR/view?usp=sharing" text:style-name="Internet_20_link" text:visited-style-name="Visited_20_Internet_20_Link">Compare attributes advanced</text:a></text:p>
          </table:table-cell>
          <table:table-cell table:style-name="Table2.B8" office:value-type="string">
            <text:p text:style-name="P19">Graph</text:p>
          </table:table-cell>
          <table:table-cell table:style-name="Table2.C8" office:value-type="string">
            <text:p text:style-name="P28"><text:a xlink:type="simple" xlink:href="https://drive.google.com/file/d/1RZHubOT3KOewf4s2Zy67wVIK60njg5bO/view?usp=drive_link" text:style-name="Internet_20_link" text:visited-style-name="Visited_20_Internet_20_Link"><text:span text:style-name="T8">2</text:span></text:a><text:span text:style-name="T8">, </text:span><text:a xlink:type="simple" xlink:href="https://drive.google.com/file/d/1rpllucR4oDx80ASd6s5MNugkK31a1YDI/view?usp=drive_link" text:style-name="Internet_20_link" text:visited-style-name="Visited_20_Internet_20_Link"><text:span text:style-name="T7">3</text:span></text:a><text:span text:style-name="T7">, </text:span><text:a xlink:type="simple" xlink:href="https://drive.google.com/file/d/1CuQ3xde2T5csxcMUW1acOBqduJBDcUlz/view?usp=drive_link" text:style-name="Internet_20_link" text:visited-style-name="Visited_20_Internet_20_Link"><text:span text:style-name="T11">4</text:span></text:a>, <text:a xlink:type="simple" xlink:href="https://drive.google.com/file/d/1mZNIJZH2hTeV8ART93PtoVUEWp6lQf5t/view?usp=drive_link" text:style-name="Internet_20_link" text:visited-style-name="Visited_20_Internet_20_Link"><text:span text:style-name="T11">5</text:span></text:a></text:p>
          </table:table-cell>
          <table:table-cell table:style-name="Table2.D8" office:value-type="string">
            <text:p text:style-name="P21">Cluster and heat maps</text:p>
          </table:table-cell>
        </table:table-row>
        <table:table-row table:style-name="TableLine94825338184736">
          <table:table-cell table:style-name="Table2.A9" office:value-type="string">
            <text:p text:style-name="P35"><text:a xlink:type="simple" xlink:href="https://drive.google.com/file/d/1BnkL8nlvA1TJQvIZODVk_Ea-Hl8Q8qUU/view?usp=drive_link" text:style-name="Internet_20_link" text:visited-style-name="Visited_20_Internet_20_Link">Compare attributes by week</text:a></text:p>
          </table:table-cell>
          <table:table-cell table:style-name="Table2.B9" office:value-type="string">
            <text:p text:style-name="P20">Graph</text:p>
          </table:table-cell>
          <table:table-cell table:style-name="Table2.C9" office:value-type="string">
            <text:p text:style-name="P47"><text:a xlink:type="simple" xlink:href="https://drive.google.com/file/d/1qIs6uzJbtMMYi3JSezi6Ch2_aRmUPPQn/view?usp=drive_link" text:style-name="Internet_20_link" text:visited-style-name="Visited_20_Internet_20_Link"><text:span text:style-name="T18">2</text:span></text:a>, <text:a xlink:type="simple" xlink:href="https://drive.google.com/file/d/167wAaKOywcIdIMCl_SIR-NadkUhZ9PI7/view?usp=drive_link" text:style-name="Internet_20_link" text:visited-style-name="Visited_20_Internet_20_Link"><text:span text:style-name="T18">3</text:span></text:a>, <text:a xlink:type="simple" xlink:href="https://drive.google.com/file/d/1srVL57cYY3PrN0y1kpvL960IQqdZXg4F/view?usp=drive_link" text:style-name="Internet_20_link" text:visited-style-name="Visited_20_Internet_20_Link"><text:span text:style-name="T18">4</text:span></text:a>, <text:a xlink:type="simple" xlink:href="https://drive.google.com/file/d/1ihmJVd2FbSQb9ZKYppF7nLH6ZADFjR_o/view?usp=drive_link" text:style-name="Internet_20_link" text:visited-style-name="Visited_20_Internet_20_Link"><text:span text:style-name="T18">5</text:span></text:a><text:span text:style-name="T18"> <text:s/></text:span><text:a xlink:type="simple" xlink:href="https://drive.google.com/file/d/1B7xBepyJHyNWilXO4pjn4ONgQuZWOnx2/view?usp=drive_link" text:style-name="Internet_20_link" text:visited-style-name="Visited_20_Internet_20_Link"><text:span text:style-name="T16">6</text:span></text:a><text:span text:style-name="T18">, </text:span><text:a xlink:type="simple" xlink:href="https://drive.google.com/file/d/1bQG6VKFuVzVcs8jXvcHs16u55kP7pGkI/view?usp=drive_link" text:style-name="Internet_20_link" text:visited-style-name="Visited_20_Internet_20_Link"><text:span text:style-name="T16">7</text:span></text:a><text:span text:style-name="T18">, </text:span><text:a xlink:type="simple" xlink:href="https://drive.google.com/file/d/14lWqCE6zBbayz22tySVj-1QlbxGPMK1j/view?usp=drive_link" text:style-name="Internet_20_link" text:visited-style-name="Visited_20_Internet_20_Link"><text:span text:style-name="T16">8</text:span></text:a><text:span text:style-name="T30">, </text:span><text:a xlink:type="simple" xlink:href="https://drive.google.com/file/d/14lWqCE6zBbayz22tySVj-1QlbxGPMK1j/view?usp=drive_link" text:style-name="Internet_20_link" text:visited-style-name="Visited_20_Internet_20_Link">9</text:a><text:span text:style-name="T30">, </text:span><text:a xlink:type="simple" xlink:href="https://drive.google.com/file/d/19viskJkhpvwgBIhbeEwMeuIXrhpATRdR/view?usp=drive_link" text:style-name="Internet_20_link" text:visited-style-name="Visited_20_Internet_20_Link">10</text:a></text:p>
            <text:p text:style-name="P47"/>
          </table:table-cell>
          <table:table-cell table:style-name="Table2.D9" office:value-type="string">
            <text:p text:style-name="P22">Bars, Lines, and scatter</text:p>
          </table:table-cell>
        </table:table-row>
        <table:table-row table:style-name="TableLine94825338184736">
          <table:table-cell table:style-name="Table2.A12" office:value-type="string">
            <text:p text:style-name="P35"><text:a xlink:type="simple" xlink:href="https://drive.google.com/file/d/1C2sWzhk4QS4INEaM45b2jXh-CX5sfF7b/view?usp=drive_link" text:style-name="Internet_20_link" text:visited-style-name="Visited_20_Internet_20_Link">Compare attributes by weekdays</text:a></text:p>
          </table:table-cell>
          <table:table-cell table:style-name="Table2.B12" office:value-type="string">
            <text:p text:style-name="P42">Graph</text:p>
          </table:table-cell>
          <table:table-cell table:style-name="Table2.C12" office:value-type="string">
            <text:p text:style-name="P46"/>
          </table:table-cell>
          <table:table-cell table:style-name="Table2.D12" office:value-type="string">
            <text:p text:style-name="P44">Bars, Lines, and scatter</text:p>
          </table:table-cell>
        </table:table-row>
        <table:table-row table:style-name="TableLine94825338187824">
          <table:table-cell table:style-name="Table2.A11" office:value-type="string">
            <text:p text:style-name="P48"><text:a xlink:type="simple" xlink:href="https://drive.google.com/file/d/1eV5WbrwjFVIzdLgmrstPpNMLVm43mKr6/view?usp=drive_link" text:style-name="Internet_20_link" text:visited-style-name="Visited_20_Internet_20_Link"><text:span text:style-name="T31">Compare attributes by month</text:span></text:a></text:p>
          </table:table-cell>
          <table:table-cell table:style-name="Table2.B11" office:value-type="string">
            <text:p text:style-name="P20">Graph</text:p>
          </table:table-cell>
          <table:table-cell table:style-name="Table2.C11" office:value-type="string">
            <text:p text:style-name="P28"/>
          </table:table-cell>
          <table:table-cell table:style-name="Table2.D11" office:value-type="string">
            <text:p text:style-name="P22">Bars, Lines, and scatter</text:p>
          </table:table-cell>
        </table:table-row>
        <table:table-row table:style-name="TableLine94825338187824">
          <table:table-cell table:style-name="Table2.A12" office:value-type="string">
            <text:p text:style-name="P45"><text:a xlink:type="simple" xlink:href="https://drive.google.com/file/d/1Fa78_1LYCdJiZwUov5zKt-Ufg3kbWE9X/view?usp=drive_link" text:style-name="Internet_20_link" text:visited-style-name="Visited_20_Internet_20_Link"><text:span text:style-name="T20">Compare attributes by weekdays in month</text:span></text:a></text:p>
          </table:table-cell>
          <table:table-cell table:style-name="Table2.B12" office:value-type="string">
            <text:p text:style-name="P42">Graph</text:p>
          </table:table-cell>
          <table:table-cell table:style-name="Table2.C12" office:value-type="string">
            <text:p text:style-name="P49"><text:a xlink:type="simple" xlink:href="https://drive.google.com/file/d/17AQYmJYBWvFrHPgAKXTSsx8VeDvKq5Ep/view?usp=drive_link" text:style-name="Internet_20_link" text:visited-style-name="Visited_20_Internet_20_Link"><text:span text:style-name="T18">2</text:span></text:a></text:p>
          </table:table-cell>
          <table:table-cell table:style-name="Table2.D12" office:value-type="string">
            <text:p text:style-name="P43">Bars, Lines, and scatter</text:p>
          </table:table-cell>
        </table:table-row>
        <table:table-row table:style-name="TableLine94825338188816">
          <table:table-cell table:style-name="Table2.A13" office:value-type="string">
            <text:p text:style-name="P35"><text:a xlink:type="simple" xlink:href="https://drive.google.com/file/d/1RBdACm3E5ji7XRUkYT_VAiTc_-A1nimq/view?usp=drive_link" text:style-name="Internet_20_link" text:visited-style-name="Visited_20_Internet_20_Link">Compare attributes by quarter</text:a></text:p>
          </table:table-cell>
          <table:table-cell table:style-name="Table2.B13" office:value-type="string">
            <text:p text:style-name="P20">Graph</text:p>
          </table:table-cell>
          <table:table-cell table:style-name="Table2.C13" office:value-type="string">
            <text:p text:style-name="P28"/>
          </table:table-cell>
          <table:table-cell table:style-name="Table2.D13" office:value-type="string">
            <text:p text:style-name="P22">Bars, Lines, and scatter</text:p>
          </table:table-cell>
        </table:table-row>
        <table:table-row table:style-name="TableLine94825338192064">
          <table:table-cell table:style-name="Table2.A17" office:value-type="string">
            <text:p text:style-name="P37"><text:a xlink:type="simple" xlink:href="https://drive.google.com/file/d/11CuZeejA6Vc9ZHVJrB1up1NaAoEiuPeT/view?usp=sharing" text:style-name="Internet_20_link" text:visited-style-name="Visited_20_Internet_20_Link">Compare attributes by </text:a><text:soft-page-break/><text:a xlink:type="simple" xlink:href="https://drive.google.com/file/d/11CuZeejA6Vc9ZHVJrB1up1NaAoEiuPeT/view?usp=sharing" text:style-name="Internet_20_link" text:visited-style-name="Visited_20_Internet_20_Link">weekdays in quarter</text:a></text:p>
          </table:table-cell>
          <table:table-cell table:style-name="Table2.B17" office:value-type="string">
            <text:p text:style-name="P37">Graph</text:p>
          </table:table-cell>
          <table:table-cell table:style-name="Table2.C14" office:value-type="string">
            <text:p text:style-name="P49"><text:a xlink:type="simple" xlink:href="https://drive.google.com/file/d/1Y78Cr9pzYTx00-TV3P3bCO5obxxctRPw/view?usp=drive_link" text:style-name="Internet_20_link" text:visited-style-name="Visited_20_Internet_20_Link"><text:span text:style-name="T18">2</text:span></text:a></text:p>
          </table:table-cell>
          <table:table-cell table:style-name="Table2.D14" office:value-type="string">
            <text:p text:style-name="P37">Bars, Lines, and scatter</text:p>
          </table:table-cell>
        </table:table-row>
        <table:table-row table:style-name="TableLine94825338194224">
          <table:table-cell table:style-name="Table2.A15" office:value-type="string">
            <text:p text:style-name="P11"><text:a xlink:type="simple" xlink:href="https://drive.google.com/file/d/1QvReWTCbWAd0BfXvyx0NfdIe1mWOws9l/view?usp=drive_link" text:style-name="Internet_20_link" text:visited-style-name="Visited_20_Internet_20_Link">3D</text:a></text:p>
          </table:table-cell>
          <table:table-cell table:style-name="Table2.B15" office:value-type="string">
            <text:p text:style-name="P11">Graph</text:p>
          </table:table-cell>
          <table:table-cell table:style-name="Table2.C15" office:value-type="string">
            <text:p text:style-name="P29"><text:a xlink:type="simple" xlink:href="https://drive.google.com/file/d/1gfqb1QuTQ95ANxWC6-pYGO3rc9VkCksz/view?usp=sharing" text:style-name="Internet_20_link" text:visited-style-name="Visited_20_Internet_20_Link"><text:span text:style-name="T10">2</text:span></text:a><text:span text:style-name="T10">, </text:span><text:a xlink:type="simple" xlink:href="https://drive.google.com/file/d/1TIV9zx6BsYb5xrgiomNcTqxxfT5gXYig/view?usp=sharing" text:style-name="Internet_20_link" text:visited-style-name="Visited_20_Internet_20_Link"><text:span text:style-name="T9">3</text:span></text:a><text:span text:style-name="T9">, </text:span><text:a xlink:type="simple" xlink:href="https://drive.google.com/file/d/10D3NrWgqSOpE0HbMI7zREJeNRyrlEAV1/view?usp=drive_link" text:style-name="Internet_20_link" text:visited-style-name="Visited_20_Internet_20_Link"><text:span text:style-name="T16">4</text:span></text:a>, <text:a xlink:type="simple" xlink:href="https://drive.google.com/file/d/1r9bKxr-OwUpK-0mK0xWrYh3FsjNDL9kS/view?usp=drive_link" text:style-name="Internet_20_link" text:visited-style-name="Visited_20_Internet_20_Link"><text:span text:style-name="T16">5</text:span></text:a></text:p>
          </table:table-cell>
          <table:table-cell table:style-name="Table2.D15" office:value-type="string">
            <text:p text:style-name="P11">Contour, surface, and po<text:span text:style-name="T3">l</text:span>ygons</text:p>
          </table:table-cell>
        </table:table-row>
        <table:table-row table:style-name="TableLine94825338197472">
          <table:table-cell table:style-name="Table2.A16" office:value-type="string">
            <text:p text:style-name="P11"><text:a xlink:type="simple" xlink:href="https://drive.google.com/file/d/1Cq4qMmZmQj6pBy6PBKpUT2hfQWIsloTY/view?usp=drive_link" text:style-name="Internet_20_link" text:visited-style-name="Visited_20_Internet_20_Link">Distribution</text:a></text:p>
          </table:table-cell>
          <table:table-cell table:style-name="Table2.B16" office:value-type="string">
            <text:p text:style-name="P11">Graph</text:p>
          </table:table-cell>
          <table:table-cell table:style-name="Table2.C16" office:value-type="string">
            <text:p text:style-name="P26"/>
          </table:table-cell>
          <table:table-cell table:style-name="Table2.D16" office:value-type="string">
            <text:p text:style-name="P11">Normal, Poisson, Frequency, Cumulative</text:p>
          </table:table-cell>
        </table:table-row>
        <table:table-row table:style-name="TableLine94825338200720">
          <table:table-cell table:style-name="Table2.A17" office:value-type="string">
            <text:p text:style-name="P11"><text:a xlink:type="simple" xlink:href="https://drive.google.com/file/d/1k8PxguOBPX3AZgCUPf31HBzQ96SO0r4e/view?usp=drive_link" text:style-name="Internet_20_link" text:visited-style-name="Visited_20_Internet_20_Link">Regression</text:a></text:p>
          </table:table-cell>
          <table:table-cell table:style-name="Table2.B17" office:value-type="string">
            <text:p text:style-name="P11">Graph</text:p>
          </table:table-cell>
          <table:table-cell table:style-name="Table2.C17" office:value-type="string">
            <text:p text:style-name="P27"><text:a xlink:type="simple" xlink:href="https://drive.google.com/file/d/1_I89iEp52BEB09mT0XG3P0fxLZhyrSfI/view?usp=drive_link" text:style-name="Internet_20_link" text:visited-style-name="Visited_20_Internet_20_Link">2</text:a>, <text:a xlink:type="simple" xlink:href="https://drive.google.com/file/d/1fHQnshD60yy4b02kcCQL8YkPe3f_U6Pi/view?usp=drive_link" text:style-name="Internet_20_link" text:visited-style-name="Visited_20_Internet_20_Link">3</text:a></text:p>
          </table:table-cell>
          <table:table-cell table:style-name="Table2.D17" office:value-type="string">
            <text:p text:style-name="P14">Powers and Trig functions</text:p>
          </table:table-cell>
        </table:table-row>
        <table:table-row table:style-name="TableLine94825338202880">
          <table:table-cell table:style-name="Table2.A18" office:value-type="string">
            <text:p text:style-name="P5"><text:a xlink:type="simple" xlink:href="https://drive.google.com/file/d/1548_0lSo0eOK1yFUiRbx71oIhuCqFAPv/view?usp=drive_link" text:style-name="Internet_20_link" text:visited-style-name="Visited_20_Internet_20_Link"><text:span text:style-name="T2">Basic statistics</text:span></text:a></text:p>
          </table:table-cell>
          <table:table-cell table:style-name="Table2.B18" office:value-type="string">
            <text:p text:style-name="P7">Statistics</text:p>
          </table:table-cell>
          <table:table-cell table:style-name="Table2.C18" office:value-type="string">
            <text:p text:style-name="P31"><text:a xlink:type="simple" xlink:href="https://drive.google.com/file/d/15Emz7xfzOIWcDab3u2JeqCfMcuGdbcnE/view?usp=drive_link" text:style-name="Internet_20_link" text:visited-style-name="Visited_20_Internet_20_Link"><text:span text:style-name="T13">2</text:span></text:a>, <text:a xlink:type="simple" xlink:href="https://drive.google.com/file/d/1KbZUlToMRYOwbR2n-ZmteZ4-OFs40Afp/view?usp=drive_link" text:style-name="Internet_20_link" text:visited-style-name="Visited_20_Internet_20_Link"><text:span text:style-name="T13">3</text:span></text:a><text:span text:style-name="T13">, </text:span><text:a xlink:type="simple" xlink:href="https://drive.google.com/file/d/1XVwKCo7yTMwSoRqzDdn3ZGm6vx8eO89A/view?usp=drive_link" text:style-name="Internet_20_link" text:visited-style-name="Visited_20_Internet_20_Link"><text:span text:style-name="T14">4</text:span></text:a>, <text:a xlink:type="simple" xlink:href="https://drive.google.com/file/d/1R7sYbZT9F6G7qVNPYtLSTk8ZUStqw5ys/view?usp=drive_link" text:style-name="Internet_20_link" text:visited-style-name="Visited_20_Internet_20_Link"><text:span text:style-name="T14">5</text:span></text:a>, <text:a xlink:type="simple" xlink:href="https://drive.google.com/file/d/1YXd0YNioxcE4CvKZc-02ANyiU90PAfMw/view?usp=drive_link" text:style-name="Internet_20_link" text:visited-style-name="Visited_20_Internet_20_Link"><text:span text:style-name="T14">6</text:span></text:a>, <text:a xlink:type="simple" xlink:href="https://drive.google.com/file/d/1diGh0UrvI7bHnIBgmd2XFTJehtJ8Ne9i/view?usp=drive_link" text:style-name="Internet_20_link" text:visited-style-name="Visited_20_Internet_20_Link"><text:span text:style-name="T14">7</text:span></text:a></text:p>
          </table:table-cell>
          <table:table-cell table:style-name="Table2.D18" office:value-type="string">
            <text:p text:style-name="P10"><text:span text:style-name="T5">Data-tables, d</text:span>eviation, variance, mean</text:p>
          </table:table-cell>
        </table:table-row>
        <table:table-row table:style-name="TableLine94825338206128">
          <table:table-cell table:style-name="Table2.A20" office:value-type="string">
            <text:p text:style-name="P13"><text:a xlink:type="simple" xlink:href="https://drive.google.com/file/d/14-2jTydz0ZmO2PjSz3l1O9kxBmztyh59/view?usp=drive_link" text:style-name="Internet_20_link" text:visited-style-name="Visited_20_Internet_20_Link">Advanced statistics</text:a></text:p>
          </table:table-cell>
          <table:table-cell table:style-name="Table2.B20" office:value-type="string">
            <text:p text:style-name="P8">Statistics</text:p>
          </table:table-cell>
          <table:table-cell table:style-name="Table2.C20" office:value-type="string">
            <text:p text:style-name="P32"><text:a xlink:type="simple" xlink:href="https://drive.google.com/file/d/1VoDxzNFPLzR5qadc0t9ULaNnyHYTgeW8/view?usp=drive_link" text:style-name="Internet_20_link" text:visited-style-name="Visited_20_Internet_20_Link"><text:span text:style-name="T15">2</text:span></text:a></text:p>
          </table:table-cell>
          <table:table-cell table:style-name="Table2.D20" office:value-type="string">
            <text:p text:style-name="P13">Trends</text:p>
          </table:table-cell>
        </table:table-row>
        <table:table-row table:style-name="TableLine94825338209376">
          <table:table-cell table:style-name="Table2.A20" office:value-type="string">
            <text:p text:style-name="P19"><text:a xlink:type="simple" xlink:href="https://drive.google.com/file/d/1B2g6xT3kqA9Z4RdwbIBwoyqiJXm6nRad/view?usp=drive_link" text:style-name="Internet_20_link" text:visited-style-name="Visited_20_Internet_20_Link">Compare attributes basic</text:a></text:p>
          </table:table-cell>
          <table:table-cell table:style-name="Table2.B20" office:value-type="string">
            <text:p text:style-name="P9">Statistics</text:p>
          </table:table-cell>
          <table:table-cell table:style-name="Table2.C20" office:value-type="string">
            <text:p text:style-name="P31"/>
          </table:table-cell>
          <table:table-cell table:style-name="Table2.D20" office:value-type="string">
            <text:p text:style-name="P36">Cu<text:span text:style-name="T19">rrent</text:span></text:p>
          </table:table-cell>
        </table:table-row>
        <table:table-row table:style-name="TableLine94825338210448">
          <table:table-cell table:style-name="Table2.A21" office:value-type="string">
            <text:p text:style-name="P18"><text:a xlink:type="simple" xlink:href="https://drive.google.com/file/d/1M-QfKOd4wOv1tk_PGfB5dvJ3d-oTwP_7/view?usp=sharing" text:style-name="Internet_20_link" text:visited-style-name="Visited_20_Internet_20_Link">Correlation</text:a></text:p>
          </table:table-cell>
          <table:table-cell table:style-name="Table2.B21" office:value-type="string">
            <text:p text:style-name="P18">Statistics</text:p>
          </table:table-cell>
          <table:table-cell table:style-name="Table2.C21" office:value-type="string">
            <text:p text:style-name="P18"/>
          </table:table-cell>
          <table:table-cell table:style-name="Table2.D21" office:value-type="string">
            <text:p text:style-name="P18">Coefficients and probability</text:p>
          </table:table-cell>
        </table:table-row>
        <table:table-row table:style-name="TableLine94825338213696">
          <table:table-cell table:style-name="Table2.A23" office:value-type="string">
            <text:p text:style-name="P13"><text:a xlink:type="simple" xlink:href="https://drive.google.com/file/d/1jxECK_iln6EaEdG--CI_Se2H69e9WL9e/view?usp=drive_link" text:style-name="Internet_20_link" text:visited-style-name="Visited_20_Internet_20_Link">Distribution</text:a></text:p>
          </table:table-cell>
          <table:table-cell table:style-name="Table2.B22" office:value-type="string">
            <text:p text:style-name="P8">Statistics</text:p>
          </table:table-cell>
          <table:table-cell table:style-name="Table2.C22" office:value-type="string">
            <text:p text:style-name="P30"><text:a xlink:type="simple" xlink:href="https://drive.google.com/file/d/1kQUXl15R45D0Mu-qyorwSI4xSKoRh-JT/view?usp=drive_link" text:style-name="Internet_20_link" text:visited-style-name="Visited_20_Internet_20_Link"><text:span text:style-name="T11">2</text:span></text:a>, <text:a xlink:type="simple" xlink:href="https://drive.google.com/file/d/1R0ppod5WorgB_v71e9RQNlenr1tSMm-Q/view?usp=drive_link" text:style-name="Internet_20_link" text:visited-style-name="Visited_20_Internet_20_Link"><text:span text:style-name="T12">3</text:span></text:a>, <text:a xlink:type="simple" xlink:href="https://drive.google.com/file/d/18T7HSmS7z1ibe6PVVPHnwwp4jnDIN24I/view?usp=drive_link" text:style-name="Internet_20_link" text:visited-style-name="Visited_20_Internet_20_Link"><text:span text:style-name="T12">4</text:span></text:a></text:p>
          </table:table-cell>
          <table:table-cell table:style-name="Table2.D22" office:value-type="string">
            <text:p text:style-name="P13"><text:span text:style-name="T4">Normal, </text:span>Poisson and Frequency</text:p>
          </table:table-cell>
        </table:table-row>
        <table:table-row table:style-name="TableLine94825338217136">
          <table:table-cell table:style-name="Table2.A23" office:value-type="string">
            <text:p text:style-name="P13"><text:a xlink:type="simple" xlink:href="https://drive.google.com/file/d/1hjND28hfTYAHKa0t5YsTLOaAlUIxGDPG/view?usp=drive_link" text:style-name="Internet_20_link" text:visited-style-name="Visited_20_Internet_20_Link">Regression</text:a></text:p>
          </table:table-cell>
          <table:table-cell table:style-name="Table2.B23" office:value-type="string">
            <text:p text:style-name="P8">Statistics</text:p>
          </table:table-cell>
          <table:table-cell table:style-name="Table2.C23" office:value-type="string">
            <text:p text:style-name="P32"><text:a xlink:type="simple" xlink:href="https://drive.google.com/file/d/1r_Ad1XxUBZ8RPHr3HCXt8vuKUnuNJCp0/view?usp=drive_link" text:style-name="Internet_20_link" text:visited-style-name="Visited_20_Internet_20_Link"><text:span text:style-name="T15">2</text:span></text:a></text:p>
          </table:table-cell>
          <table:table-cell table:style-name="Table2.D23" office:value-type="string">
            <text:p text:style-name="P12">Linear, Exponential, Natural Log</text:p>
          </table:table-cell>
        </table:table-row>
      </table:table>
      <text:p text:style-name="P17"><text:line-break/>Any questions or comments please reply to all.</text:p>
      <text:p text:style-name="P16">To opt out of this email contact <text:a xlink:type="simple" xlink:href="mailto:bearddan2000@yahoo.com" text:style-name="Internet_20_link" text:visited-style-name="Visited_20_Internet_20_Link">bearddan2000@yahoo.com</text:a> directly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Helvetica Neue" svg:font-family="'Helvetica Neue', 'Segoe UI', Helvetica, Arial, 'Lucida Grande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8T21:49:41.619380970</meta:creation-date>
    <dc:date>2024-05-30T11:08:49.826871595</dc:date>
    <meta:editing-duration>PT7H40M35S</meta:editing-duration>
    <meta:editing-cycles>26</meta:editing-cycles>
    <meta:generator>LibreOffice/6.4.7.2$Linux_X86_64 LibreOffice_project/40$Build-2</meta:generator>
    <meta:document-statistic meta:table-count="2" meta:image-count="0" meta:object-count="0" meta:page-count="2" meta:paragraph-count="110" meta:word-count="266" meta:character-count="1834" meta:non-whitespace-character-count="1675"/>
  </office:meta>
</office:document-meta>
</file>